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66ffff" draw:textarea-horizontal-align="justify" draw:textarea-vertical-align="middle" draw:auto-grow-height="false" fo:min-height="1.693cm" fo:min-width="1.361cm"/>
    </style:style>
    <style:style style:name="gr2" style:family="graphic" style:parent-style-name="standard">
      <style:graphic-properties svg:stroke-color="#000000" draw:fill-color="#ff9999" draw:textarea-horizontal-align="justify" draw:textarea-vertical-align="middle" draw:auto-grow-height="false" fo:min-height="3.433cm" fo:min-width="16.264cm"/>
    </style:style>
    <style:style style:name="gr3" style:family="graphic" style:parent-style-name="standard">
      <style:graphic-properties svg:stroke-color="#000000" draw:fill-color="#66ffff" draw:textarea-horizontal-align="justify" draw:textarea-vertical-align="middle" draw:auto-grow-height="false" fo:min-height="1.69cm" fo:min-width="1.361cm"/>
    </style:style>
    <style:style style:name="gr4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color="#000000" draw:fill-color="#66ccff" draw:textarea-horizontal-align="justify" draw:textarea-vertical-align="middle" draw:auto-grow-height="false" fo:min-height="1.692cm" fo:min-width="1.361cm"/>
    </style:style>
    <style:style style:name="gr6" style:family="graphic" style:parent-style-name="standard">
      <style:graphic-properties svg:stroke-color="#000000" draw:fill-color="#66ccff" draw:textarea-horizontal-align="justify" draw:textarea-vertical-align="middle" draw:auto-grow-height="false" fo:min-height="1.69cm" fo:min-width="1.361cm"/>
    </style:style>
    <style:style style:name="gr7" style:family="graphic" style:parent-style-name="standard">
      <style:graphic-properties svg:stroke-color="#000000" draw:fill-color="#66ffff" draw:textarea-horizontal-align="justify" draw:textarea-vertical-align="middle" draw:auto-grow-height="false" fo:min-height="1.692cm" fo:min-width="1.361cm"/>
    </style:style>
    <style:style style:name="gr8" style:family="graphic" style:parent-style-name="standard">
      <style:graphic-properties svg:stroke-color="#000000" draw:fill-color="#66ffff" draw:textarea-horizontal-align="justify" draw:textarea-vertical-align="middle" draw:auto-grow-height="false" fo:min-height="1.689cm" fo:min-width="1.361cm"/>
    </style:style>
    <style:style style:name="gr9" style:family="graphic" style:parent-style-name="standard">
      <style:graphic-properties svg:stroke-color="#000000" draw:fill-color="#66ccff" draw:textarea-horizontal-align="justify" draw:textarea-vertical-align="middle" draw:auto-grow-height="false" fo:min-height="1.689cm" fo:min-width="1.361cm"/>
    </style:style>
    <style:style style:name="gr10" style:family="graphic" style:parent-style-name="standard">
      <style:graphic-properties draw:stroke="solid" draw:stroke-dash="Dashed_20__28_var_29_"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000000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712cm"/>
    </style:style>
    <style:style style:name="gr14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-color="#66ffff"/>
      <style:paragraph-properties fo:text-align="center"/>
    </style:style>
    <style:style style:name="P3" style:family="paragraph">
      <loext:graphic-properties draw:fill-color="#ff9999"/>
      <style:paragraph-properties fo:text-align="center"/>
    </style:style>
    <style:style style:name="P4" style:family="paragraph">
      <loext:graphic-properties draw:fill-color="#66ccff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861cm" svg:height="1.943cm" svg:x="5.634cm" svg:y="2.122cm">
          <text:p text:style-name="P1">PE 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6.764cm" svg:height="3.683cm" svg:x="2.413cm" svg:y="17.368cm">
          <text:p text:style-name="P1">Data Memory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861cm" svg:height="1.943cm" svg:x="8.484cm" svg:y="2.122cm">
          <text:p text:style-name="P1">PE 1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1.861cm" svg:height="1.94cm" svg:x="5.634cm" svg:y="5.125cm">
          <text:p text:style-name="P1">PE 2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1.861cm" svg:height="1.94cm" svg:x="8.484cm" svg:y="5.125cm">
          <text:p text:style-name="P1">PE 3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6.564cm" svg:y1="4.065cm" svg:x2="6.564cm" svg:y2="5.125cm" draw:start-shape="id1" draw:start-glue-point="2" draw:end-shape="id2" draw:end-glue-point="0" svg:d="M6564 4065v1060" svg:viewBox="0 0 1 1061">
          <text:p/>
        </draw:connector>
        <draw:connector draw:style-name="gr4" draw:text-style-name="P1" draw:layer="layout" svg:x1="7.495cm" svg:y1="3.093cm" svg:x2="8.484cm" svg:y2="3.093cm" draw:start-shape="id1" draw:start-glue-point="1" draw:end-shape="id3" draw:end-glue-point="3" svg:d="M7495 3093h989" svg:viewBox="0 0 990 1">
          <text:p/>
        </draw:connector>
        <draw:connector draw:style-name="gr4" draw:text-style-name="P1" draw:layer="layout" svg:x1="9.414cm" svg:y1="4.065cm" svg:x2="9.414cm" svg:y2="5.125cm" draw:start-shape="id3" draw:start-glue-point="2" draw:end-shape="id4" svg:d="M9414 4065v1060" svg:viewBox="0 0 1 1061">
          <text:p/>
        </draw:connector>
        <draw:connector draw:style-name="gr4" draw:text-style-name="P1" draw:layer="layout" svg:x1="7.495cm" svg:y1="6.095cm" svg:x2="8.484cm" svg:y2="6.095cm" draw:start-shape="id2" draw:start-glue-point="1" draw:end-shape="id4" svg:d="M7495 6095h989" svg:viewBox="0 0 990 1">
          <text:p/>
        </draw:connector>
        <draw:custom-shape draw:style-name="gr5" draw:text-style-name="P4" xml:id="id5" draw:id="id5" draw:layer="layout" svg:width="1.861cm" svg:height="1.942cm" svg:x="5.634cm" svg:y="2.122cm">
          <text:p text:style-name="P1">PE 0</text:p>
          <draw:enhanced-geometry svg:viewBox="0 0 21600 21600" draw:type="rectangle" draw:enhanced-path="M 0 0 L 21600 0 21600 21600 0 21600 0 0 Z N"/>
        </draw:custom-shape>
        <draw:custom-shape draw:style-name="gr5" draw:text-style-name="P4" xml:id="id7" draw:id="id7" draw:layer="layout" svg:width="1.861cm" svg:height="1.942cm" svg:x="8.484cm" svg:y="2.122cm">
          <text:p text:style-name="P1">PE 1</text:p>
          <draw:enhanced-geometry svg:viewBox="0 0 21600 21600" draw:type="rectangle" draw:enhanced-path="M 0 0 L 21600 0 21600 21600 0 21600 0 0 Z N"/>
        </draw:custom-shape>
        <draw:custom-shape draw:style-name="gr6" draw:text-style-name="P4" xml:id="id6" draw:id="id6" draw:layer="layout" svg:width="1.861cm" svg:height="1.94cm" svg:x="5.634cm" svg:y="5.124cm">
          <text:p text:style-name="P1">PE 4</text:p>
          <draw:enhanced-geometry svg:viewBox="0 0 21600 21600" draw:type="rectangle" draw:enhanced-path="M 0 0 L 21600 0 21600 21600 0 21600 0 0 Z N"/>
        </draw:custom-shape>
        <draw:custom-shape draw:style-name="gr6" draw:text-style-name="P4" xml:id="id8" draw:id="id8" draw:layer="layout" svg:width="1.861cm" svg:height="1.94cm" svg:x="8.484cm" svg:y="5.124cm">
          <text:p text:style-name="P1">PE 5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6.564cm" svg:y1="4.064cm" svg:x2="6.564cm" svg:y2="5.124cm" draw:start-shape="id5" draw:start-glue-point="2" draw:end-shape="id6" draw:end-glue-point="0" svg:d="M6564 4064v1060" svg:viewBox="0 0 1 1061">
          <text:p/>
        </draw:connector>
        <draw:connector draw:style-name="gr4" draw:text-style-name="P1" draw:layer="layout" svg:x1="7.495cm" svg:y1="3.093cm" svg:x2="8.484cm" svg:y2="3.093cm" draw:start-shape="id5" draw:start-glue-point="1" draw:end-shape="id7" draw:end-glue-point="3" svg:d="M7495 3093h989" svg:viewBox="0 0 990 1">
          <text:p/>
        </draw:connector>
        <draw:connector draw:style-name="gr4" draw:text-style-name="P1" draw:layer="layout" svg:x1="9.414cm" svg:y1="4.064cm" svg:x2="9.414cm" svg:y2="5.124cm" draw:start-shape="id7" draw:start-glue-point="2" draw:end-shape="id8" svg:d="M9414 4064v1060" svg:viewBox="0 0 1 1061">
          <text:p/>
        </draw:connector>
        <draw:connector draw:style-name="gr4" draw:text-style-name="P1" draw:layer="layout" svg:x1="7.495cm" svg:y1="6.094cm" svg:x2="8.484cm" svg:y2="6.094cm" draw:start-shape="id6" draw:start-glue-point="1" draw:end-shape="id8" svg:d="M7495 6094h989" svg:viewBox="0 0 990 1">
          <text:p/>
        </draw:connector>
        <draw:custom-shape draw:style-name="gr5" draw:text-style-name="P4" xml:id="id9" draw:id="id9" draw:layer="layout" svg:width="1.861cm" svg:height="1.942cm" svg:x="11.355cm" svg:y="2.121cm">
          <text:p text:style-name="P1">PE 2</text:p>
          <draw:enhanced-geometry svg:viewBox="0 0 21600 21600" draw:type="rectangle" draw:enhanced-path="M 0 0 L 21600 0 21600 21600 0 21600 0 0 Z N"/>
        </draw:custom-shape>
        <draw:custom-shape draw:style-name="gr5" draw:text-style-name="P4" xml:id="id11" draw:id="id11" draw:layer="layout" svg:width="1.861cm" svg:height="1.942cm" svg:x="14.205cm" svg:y="2.121cm">
          <text:p text:style-name="P1">PE 3</text:p>
          <draw:enhanced-geometry svg:viewBox="0 0 21600 21600" draw:type="rectangle" draw:enhanced-path="M 0 0 L 21600 0 21600 21600 0 21600 0 0 Z N"/>
        </draw:custom-shape>
        <draw:custom-shape draw:style-name="gr6" draw:text-style-name="P4" xml:id="id10" draw:id="id10" draw:layer="layout" svg:width="1.861cm" svg:height="1.94cm" svg:x="11.355cm" svg:y="5.123cm">
          <text:p text:style-name="P1">PE 6</text:p>
          <draw:enhanced-geometry svg:viewBox="0 0 21600 21600" draw:type="rectangle" draw:enhanced-path="M 0 0 L 21600 0 21600 21600 0 21600 0 0 Z N"/>
        </draw:custom-shape>
        <draw:custom-shape draw:style-name="gr6" draw:text-style-name="P4" xml:id="id12" draw:id="id12" draw:layer="layout" svg:width="1.861cm" svg:height="1.94cm" svg:x="14.205cm" svg:y="5.123cm">
          <text:p text:style-name="P1">PE 7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2.285cm" svg:y1="4.063cm" svg:x2="12.285cm" svg:y2="5.123cm" draw:start-shape="id9" draw:start-glue-point="2" draw:end-shape="id10" draw:end-glue-point="0" svg:d="M12285 4063v1060" svg:viewBox="0 0 1 1061">
          <text:p/>
        </draw:connector>
        <draw:connector draw:style-name="gr4" draw:text-style-name="P1" draw:layer="layout" svg:x1="13.216cm" svg:y1="3.092cm" svg:x2="14.205cm" svg:y2="3.092cm" draw:start-shape="id9" draw:start-glue-point="1" draw:end-shape="id11" draw:end-glue-point="3" svg:d="M13216 3092h989" svg:viewBox="0 0 990 1">
          <text:p/>
        </draw:connector>
        <draw:connector draw:style-name="gr4" draw:text-style-name="P1" draw:layer="layout" svg:x1="15.135cm" svg:y1="4.063cm" svg:x2="15.135cm" svg:y2="5.123cm" draw:start-shape="id11" draw:start-glue-point="2" draw:end-shape="id12" svg:d="M15135 4063v1060" svg:viewBox="0 0 1 1061">
          <text:p/>
        </draw:connector>
        <draw:connector draw:style-name="gr4" draw:text-style-name="P1" draw:layer="layout" svg:x1="13.216cm" svg:y1="6.093cm" svg:x2="14.205cm" svg:y2="6.093cm" draw:start-shape="id10" draw:start-glue-point="1" draw:end-shape="id12" svg:d="M13216 6093h989" svg:viewBox="0 0 990 1">
          <text:p/>
        </draw:connector>
        <draw:custom-shape draw:style-name="gr7" draw:text-style-name="P2" xml:id="id13" draw:id="id13" draw:layer="layout" svg:width="1.861cm" svg:height="1.942cm" svg:x="5.634cm" svg:y="8.084cm">
          <text:p text:style-name="P1">PE 0</text:p>
          <draw:enhanced-geometry svg:viewBox="0 0 21600 21600" draw:type="rectangle" draw:enhanced-path="M 0 0 L 21600 0 21600 21600 0 21600 0 0 Z N"/>
        </draw:custom-shape>
        <draw:custom-shape draw:style-name="gr7" draw:text-style-name="P2" xml:id="id15" draw:id="id15" draw:layer="layout" svg:width="1.861cm" svg:height="1.942cm" svg:x="8.484cm" svg:y="8.084cm">
          <text:p text:style-name="P1">PE 1</text:p>
          <draw:enhanced-geometry svg:viewBox="0 0 21600 21600" draw:type="rectangle" draw:enhanced-path="M 0 0 L 21600 0 21600 21600 0 21600 0 0 Z N"/>
        </draw:custom-shape>
        <draw:custom-shape draw:style-name="gr8" draw:text-style-name="P2" xml:id="id14" draw:id="id14" draw:layer="layout" svg:width="1.861cm" svg:height="1.939cm" svg:x="5.634cm" svg:y="11.087cm">
          <text:p text:style-name="P1">PE 2</text:p>
          <draw:enhanced-geometry svg:viewBox="0 0 21600 21600" draw:type="rectangle" draw:enhanced-path="M 0 0 L 21600 0 21600 21600 0 21600 0 0 Z N"/>
        </draw:custom-shape>
        <draw:custom-shape draw:style-name="gr8" draw:text-style-name="P2" xml:id="id16" draw:id="id16" draw:layer="layout" svg:width="1.861cm" svg:height="1.939cm" svg:x="8.484cm" svg:y="11.087cm">
          <text:p text:style-name="P1">PE 3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6.564cm" svg:y1="10.026cm" svg:x2="6.564cm" svg:y2="11.087cm" draw:start-shape="id13" draw:start-glue-point="2" draw:end-shape="id14" draw:end-glue-point="0" svg:d="M6564 10026v1061" svg:viewBox="0 0 1 1062">
          <text:p/>
        </draw:connector>
        <draw:connector draw:style-name="gr4" draw:text-style-name="P1" draw:layer="layout" svg:x1="7.495cm" svg:y1="9.055cm" svg:x2="8.484cm" svg:y2="9.055cm" draw:start-shape="id13" draw:start-glue-point="1" draw:end-shape="id15" draw:end-glue-point="3" svg:d="M7495 9055h989" svg:viewBox="0 0 990 1">
          <text:p/>
        </draw:connector>
        <draw:connector draw:style-name="gr4" draw:text-style-name="P1" draw:layer="layout" svg:x1="9.414cm" svg:y1="10.026cm" svg:x2="9.414cm" svg:y2="11.087cm" draw:start-shape="id15" draw:start-glue-point="2" draw:end-shape="id16" svg:d="M9414 10026v1061" svg:viewBox="0 0 1 1062">
          <text:p/>
        </draw:connector>
        <draw:connector draw:style-name="gr4" draw:text-style-name="P1" draw:layer="layout" svg:x1="7.495cm" svg:y1="12.056cm" svg:x2="8.484cm" svg:y2="12.056cm" draw:start-shape="id14" draw:start-glue-point="1" draw:end-shape="id16" svg:d="M7495 12056h989" svg:viewBox="0 0 990 1">
          <text:p/>
        </draw:connector>
        <draw:custom-shape draw:style-name="gr5" draw:text-style-name="P4" xml:id="id17" draw:id="id17" draw:layer="layout" svg:width="1.861cm" svg:height="1.942cm" svg:x="5.634cm" svg:y="8.083cm">
          <text:p text:style-name="P1">PE 8</text:p>
          <draw:enhanced-geometry svg:viewBox="0 0 21600 21600" draw:type="rectangle" draw:enhanced-path="M 0 0 L 21600 0 21600 21600 0 21600 0 0 Z N"/>
        </draw:custom-shape>
        <draw:custom-shape draw:style-name="gr5" draw:text-style-name="P4" xml:id="id19" draw:id="id19" draw:layer="layout" svg:width="1.861cm" svg:height="1.942cm" svg:x="8.484cm" svg:y="8.083cm">
          <text:p text:style-name="P1">PE 9</text:p>
          <draw:enhanced-geometry svg:viewBox="0 0 21600 21600" draw:type="rectangle" draw:enhanced-path="M 0 0 L 21600 0 21600 21600 0 21600 0 0 Z N"/>
        </draw:custom-shape>
        <draw:custom-shape draw:style-name="gr9" draw:text-style-name="P4" xml:id="id18" draw:id="id18" draw:layer="layout" svg:width="1.861cm" svg:height="1.939cm" svg:x="5.634cm" svg:y="11.086cm">
          <text:p text:style-name="P1">PE 12</text:p>
          <draw:enhanced-geometry svg:viewBox="0 0 21600 21600" draw:type="rectangle" draw:enhanced-path="M 0 0 L 21600 0 21600 21600 0 21600 0 0 Z N"/>
        </draw:custom-shape>
        <draw:custom-shape draw:style-name="gr9" draw:text-style-name="P4" xml:id="id20" draw:id="id20" draw:layer="layout" svg:width="1.861cm" svg:height="1.939cm" svg:x="8.484cm" svg:y="11.086cm">
          <text:p text:style-name="P1">PE 13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6.564cm" svg:y1="10.025cm" svg:x2="6.564cm" svg:y2="11.086cm" draw:start-shape="id17" draw:start-glue-point="2" draw:end-shape="id18" draw:end-glue-point="0" svg:d="M6564 10025v1061" svg:viewBox="0 0 1 1062">
          <text:p/>
        </draw:connector>
        <draw:connector draw:style-name="gr4" draw:text-style-name="P1" draw:layer="layout" svg:x1="7.495cm" svg:y1="9.054cm" svg:x2="8.484cm" svg:y2="9.054cm" draw:start-shape="id17" draw:start-glue-point="1" draw:end-shape="id19" draw:end-glue-point="3" svg:d="M7495 9054h989" svg:viewBox="0 0 990 1">
          <text:p/>
        </draw:connector>
        <draw:connector draw:style-name="gr4" draw:text-style-name="P1" draw:layer="layout" svg:x1="9.414cm" svg:y1="10.025cm" svg:x2="9.414cm" svg:y2="11.086cm" draw:start-shape="id19" draw:start-glue-point="2" draw:end-shape="id20" svg:d="M9414 10025v1061" svg:viewBox="0 0 1 1062">
          <text:p/>
        </draw:connector>
        <draw:connector draw:style-name="gr4" draw:text-style-name="P1" draw:layer="layout" svg:x1="7.495cm" svg:y1="12.055cm" svg:x2="8.484cm" svg:y2="12.055cm" draw:start-shape="id18" draw:start-glue-point="1" draw:end-shape="id20" svg:d="M7495 12055h989" svg:viewBox="0 0 990 1">
          <text:p/>
        </draw:connector>
        <draw:custom-shape draw:style-name="gr5" draw:text-style-name="P4" xml:id="id21" draw:id="id21" draw:layer="layout" svg:width="1.861cm" svg:height="1.942cm" svg:x="11.355cm" svg:y="8.082cm">
          <text:p text:style-name="P1">PE 10</text:p>
          <draw:enhanced-geometry svg:viewBox="0 0 21600 21600" draw:type="rectangle" draw:enhanced-path="M 0 0 L 21600 0 21600 21600 0 21600 0 0 Z N"/>
        </draw:custom-shape>
        <draw:custom-shape draw:style-name="gr5" draw:text-style-name="P4" xml:id="id23" draw:id="id23" draw:layer="layout" svg:width="1.861cm" svg:height="1.942cm" svg:x="14.205cm" svg:y="8.082cm">
          <text:p text:style-name="P1">PE 11</text:p>
          <draw:enhanced-geometry svg:viewBox="0 0 21600 21600" draw:type="rectangle" draw:enhanced-path="M 0 0 L 21600 0 21600 21600 0 21600 0 0 Z N"/>
        </draw:custom-shape>
        <draw:custom-shape draw:style-name="gr6" draw:text-style-name="P4" xml:id="id22" draw:id="id22" draw:layer="layout" svg:width="1.861cm" svg:height="1.94cm" svg:x="11.355cm" svg:y="11.085cm">
          <text:p text:style-name="P1">PE 15</text:p>
          <draw:enhanced-geometry svg:viewBox="0 0 21600 21600" draw:type="rectangle" draw:enhanced-path="M 0 0 L 21600 0 21600 21600 0 21600 0 0 Z N"/>
        </draw:custom-shape>
        <draw:custom-shape draw:style-name="gr6" draw:text-style-name="P4" xml:id="id24" draw:id="id24" draw:layer="layout" svg:width="1.861cm" svg:height="1.94cm" svg:x="14.205cm" svg:y="11.085cm">
          <text:p text:style-name="P1">PE 15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2.285cm" svg:y1="10.024cm" svg:x2="12.285cm" svg:y2="11.085cm" draw:start-shape="id21" draw:start-glue-point="2" draw:end-shape="id22" draw:end-glue-point="0" svg:d="M12285 10024v1061" svg:viewBox="0 0 1 1062">
          <text:p/>
        </draw:connector>
        <draw:connector draw:style-name="gr4" draw:text-style-name="P1" draw:layer="layout" svg:x1="13.216cm" svg:y1="9.053cm" svg:x2="14.205cm" svg:y2="9.053cm" draw:start-shape="id21" draw:start-glue-point="1" draw:end-shape="id23" draw:end-glue-point="3" svg:d="M13216 9053h989" svg:viewBox="0 0 990 1">
          <text:p/>
        </draw:connector>
        <draw:connector draw:style-name="gr4" draw:text-style-name="P1" draw:layer="layout" svg:x1="15.135cm" svg:y1="10.024cm" svg:x2="15.135cm" svg:y2="11.085cm" draw:start-shape="id23" draw:start-glue-point="2" draw:end-shape="id24" svg:d="M15135 10024v1061" svg:viewBox="0 0 1 1062">
          <text:p/>
        </draw:connector>
        <draw:connector draw:style-name="gr4" draw:text-style-name="P1" draw:layer="layout" svg:x1="13.216cm" svg:y1="12.055cm" svg:x2="14.205cm" svg:y2="12.055cm" draw:start-shape="id22" draw:start-glue-point="1" draw:end-shape="id24" svg:d="M13216 12055h989" svg:viewBox="0 0 990 1">
          <text:p/>
        </draw:connector>
        <draw:connector draw:style-name="gr10" draw:text-style-name="P1" draw:layer="layout" svg:x1="6.564cm" svg:y1="7.064cm" svg:x2="6.564cm" svg:y2="8.083cm" draw:start-shape="id6" draw:start-glue-point="2" draw:end-shape="id17" draw:end-glue-point="0" svg:d="M6564 7064v1019" svg:viewBox="0 0 1 1020">
          <text:p/>
        </draw:connector>
        <draw:connector draw:style-name="gr10" draw:text-style-name="P1" draw:layer="layout" svg:x1="9.414cm" svg:y1="7.064cm" svg:x2="9.414cm" svg:y2="8.083cm" draw:start-shape="id8" draw:start-glue-point="2" draw:end-shape="id19" draw:end-glue-point="0" svg:d="M9414 7064v1019" svg:viewBox="0 0 1 1020">
          <text:p/>
        </draw:connector>
        <draw:connector draw:style-name="gr11" draw:text-style-name="P5" draw:layer="layout" svg:x1="10.345cm" svg:y1="3.093cm" svg:x2="11.355cm" svg:y2="3.092cm" draw:start-shape="id7" draw:start-glue-point="1" draw:end-shape="id9" draw:end-glue-point="3" svg:d="M10345 3093h504v-1h506" svg:viewBox="0 0 1011 2">
          <text:p/>
        </draw:connector>
        <draw:connector draw:style-name="gr11" draw:text-style-name="P5" draw:layer="layout" svg:x1="10.345cm" svg:y1="6.094cm" svg:x2="11.355cm" svg:y2="6.093cm" draw:start-shape="id8" draw:start-glue-point="1" draw:end-shape="id10" svg:d="M10345 6094h504v-1h506" svg:viewBox="0 0 1011 2">
          <text:p/>
        </draw:connector>
        <draw:connector draw:style-name="gr10" draw:text-style-name="P1" draw:layer="layout" svg:x1="12.285cm" svg:y1="7.063cm" svg:x2="12.285cm" svg:y2="8.082cm" draw:start-shape="id10" draw:start-glue-point="2" draw:end-shape="id21" draw:end-glue-point="0" svg:d="M12285 7063v1019" svg:viewBox="0 0 1 1020">
          <text:p/>
        </draw:connector>
        <draw:connector draw:style-name="gr10" draw:text-style-name="P1" draw:layer="layout" svg:x1="15.135cm" svg:y1="7.063cm" svg:x2="15.135cm" svg:y2="8.082cm" draw:start-shape="id12" draw:start-glue-point="2" draw:end-shape="id23" draw:end-glue-point="0" svg:d="M15135 7063v1019" svg:viewBox="0 0 1 1020">
          <text:p/>
        </draw:connector>
        <draw:connector draw:style-name="gr11" draw:text-style-name="P5" draw:layer="layout" svg:x1="10.345cm" svg:y1="9.054cm" svg:x2="11.355cm" svg:y2="9.053cm" draw:start-shape="id19" draw:start-glue-point="1" draw:end-shape="id21" svg:d="M10345 9054h504v-1h506" svg:viewBox="0 0 1011 2">
          <text:p/>
        </draw:connector>
        <draw:connector draw:style-name="gr11" draw:text-style-name="P5" draw:layer="layout" svg:x1="10.345cm" svg:y1="12.055cm" svg:x2="11.355cm" svg:y2="12.055cm" draw:start-shape="id20" draw:start-glue-point="1" draw:end-shape="id22" svg:d="M10345 12055h1010" svg:viewBox="0 0 1011 1">
          <text:p/>
        </draw:connector>
        <draw:line draw:style-name="gr12" draw:text-style-name="P6" draw:layer="layout" svg:x1="3.54cm" svg:y1="16.256cm" svg:x2="3.54cm" svg:y2="17.395cm">
          <text:p/>
        </draw:line>
        <draw:line draw:style-name="gr12" draw:text-style-name="P6" draw:layer="layout" svg:x1="4.14cm" svg:y1="17.395cm" svg:x2="4.14cm" svg:y2="16.256cm">
          <text:p/>
        </draw:line>
        <draw:line draw:style-name="gr12" draw:text-style-name="P6" draw:layer="layout" svg:x1="5.54cm" svg:y1="16.256cm" svg:x2="5.54cm" svg:y2="17.395cm">
          <text:p/>
        </draw:line>
        <draw:line draw:style-name="gr12" draw:text-style-name="P6" draw:layer="layout" svg:x1="6.14cm" svg:y1="17.395cm" svg:x2="6.14cm" svg:y2="16.256cm">
          <text:p/>
        </draw:line>
        <draw:line draw:style-name="gr12" draw:text-style-name="P6" draw:layer="layout" svg:x1="11.34cm" svg:y1="16.256cm" svg:x2="11.34cm" svg:y2="17.395cm">
          <text:p/>
        </draw:line>
        <draw:line draw:style-name="gr12" draw:text-style-name="P6" draw:layer="layout" svg:x1="11.94cm" svg:y1="16.256cm" svg:x2="11.94cm" svg:y2="17.395cm">
          <text:p/>
        </draw:line>
        <draw:frame draw:style-name="gr13" draw:text-style-name="P7" draw:layer="layout" svg:width="11.773cm" svg:height="0.962cm" svg:x="3.086cm" svg:y="15.344cm">
          <draw:text-box>
            <text:p>RP0 <text:s text:c="3"/>RP1 <text:s text:c="3"/>RP2 <text:s text:c="3"/>RP3 <text:s text:c="3"/>WP0 <text:s text:c="2"/>WP1</text:p>
          </draw:text-box>
        </draw:frame>
        <draw:line draw:style-name="gr12" draw:text-style-name="P6" draw:layer="layout" svg:x1="6.239cm" svg:y1="1.081cm" svg:x2="6.239cm" svg:y2="2.121cm">
          <text:p/>
        </draw:line>
        <draw:line draw:style-name="gr12" draw:text-style-name="P6" draw:layer="layout" svg:x1="6.774cm" svg:y1="2.121cm" svg:x2="6.774cm" svg:y2="1.081cm">
          <text:p/>
        </draw:line>
        <draw:line draw:style-name="gr12" draw:text-style-name="P6" draw:layer="layout" svg:x1="9.093cm" svg:y1="1.081cm" svg:x2="9.093cm" svg:y2="2.121cm">
          <text:p/>
        </draw:line>
        <draw:line draw:style-name="gr12" draw:text-style-name="P6" draw:layer="layout" svg:x1="9.629cm" svg:y1="2.121cm" svg:x2="9.629cm" svg:y2="1.081cm">
          <text:p/>
        </draw:line>
        <draw:line draw:style-name="gr12" draw:text-style-name="P6" draw:layer="layout" svg:x1="11.948cm" svg:y1="1.082cm" svg:x2="11.948cm" svg:y2="2.122cm">
          <text:p/>
        </draw:line>
        <draw:line draw:style-name="gr12" draw:text-style-name="P6" draw:layer="layout" svg:x1="12.483cm" svg:y1="2.122cm" svg:x2="12.483cm" svg:y2="1.082cm">
          <text:p/>
        </draw:line>
        <draw:line draw:style-name="gr12" draw:text-style-name="P6" draw:layer="layout" svg:x1="14.803cm" svg:y1="1.082cm" svg:x2="14.803cm" svg:y2="2.122cm">
          <text:p/>
        </draw:line>
        <draw:line draw:style-name="gr12" draw:text-style-name="P6" draw:layer="layout" svg:x1="15.338cm" svg:y1="2.122cm" svg:x2="15.338cm" svg:y2="1.082cm">
          <text:p/>
        </draw:line>
        <draw:line draw:style-name="gr12" draw:text-style-name="P6" draw:layer="layout" svg:x1="6.596cm" svg:y1="13.046cm" svg:x2="6.596cm" svg:y2="14.086cm">
          <text:p/>
        </draw:line>
        <draw:line draw:style-name="gr12" draw:text-style-name="P6" draw:layer="layout" svg:x1="9.45cm" svg:y1="13.046cm" svg:x2="9.45cm" svg:y2="14.086cm">
          <text:p/>
        </draw:line>
        <draw:line draw:style-name="gr12" draw:text-style-name="P6" draw:layer="layout" svg:x1="12.305cm" svg:y1="13.046cm" svg:x2="12.305cm" svg:y2="14.086cm">
          <text:p/>
        </draw:line>
        <draw:line draw:style-name="gr12" draw:text-style-name="P6" draw:layer="layout" svg:x1="15.16cm" svg:y1="13.046cm" svg:x2="15.16cm" svg:y2="14.086cm">
          <text:p/>
        </draw:line>
        <draw:frame draw:style-name="gr14" draw:text-style-name="P7" draw:layer="layout" svg:width="10.824cm" svg:height="1.673cm" svg:x="5.686cm" svg:y="0.244cm">
          <draw:text-box>
            <text:p><text:s/>RP0 <text:s text:c="8"/>RP1 <text:s text:c="8"/>RP2 <text:s text:c="8"/>RP3</text:p>
          </draw:text-box>
        </draw:frame>
        <draw:frame draw:style-name="gr14" draw:text-style-name="P7" draw:layer="layout" svg:width="11.178cm" svg:height="1.673cm" svg:x="5.586cm" svg:y="14.045cm">
          <draw:text-box>
            <text:p>WA0 <text:s text:c="8"/>WD0 <text:s text:c="7"/>WA0 <text:s text:c="7"/>WD1</text:p>
          </draw:text-box>
        </draw:frame>
        <draw:line draw:style-name="gr12" draw:text-style-name="P6" draw:layer="layout" svg:x1="13.24cm" svg:y1="16.256cm" svg:x2="13.24cm" svg:y2="17.395cm">
          <text:p/>
        </draw:line>
        <draw:line draw:style-name="gr12" draw:text-style-name="P6" draw:layer="layout" svg:x1="13.84cm" svg:y1="16.256cm" svg:x2="13.84cm" svg:y2="17.395cm">
          <text:p/>
        </draw:line>
        <draw:line draw:style-name="gr12" draw:text-style-name="P6" draw:layer="layout" svg:x1="7.44cm" svg:y1="16.257cm" svg:x2="7.44cm" svg:y2="17.396cm">
          <text:p/>
        </draw:line>
        <draw:line draw:style-name="gr12" draw:text-style-name="P6" draw:layer="layout" svg:x1="8.04cm" svg:y1="17.396cm" svg:x2="8.04cm" svg:y2="16.257cm">
          <text:p/>
        </draw:line>
        <draw:line draw:style-name="gr12" draw:text-style-name="P6" draw:layer="layout" svg:x1="9.44cm" svg:y1="16.257cm" svg:x2="9.44cm" svg:y2="17.396cm">
          <text:p/>
        </draw:line>
        <draw:line draw:style-name="gr12" draw:text-style-name="P6" draw:layer="layout" svg:x1="10.04cm" svg:y1="17.396cm" svg:x2="10.04cm" svg:y2="16.25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5T20:08:38.598953211</meta:creation-date>
    <dc:date>2016-11-28T14:26:16.513688178</dc:date>
    <meta:editing-duration>PT25M14S</meta:editing-duration>
    <meta:editing-cycles>8</meta:editing-cycles>
    <meta:generator>LibreOffice/5.2.3.3$Linux_X86_64 LibreOffice_project/20$Build-3</meta:generator>
    <meta:document-statistic meta:object-count="84"/>
  </office:meta>
</office:document-meta>
</file>